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sMeters</text:p>
      <text:p text:style-name="Subtitle">a class and API refe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Schanz</meta:initial-creator>
    <meta:creation-date>2018-08-24T00:25:24.139003728</meta:creation-date>
    <dc:date>2018-08-24T00:32:11.082935391</dc:date>
    <dc:creator>Dirk Schanz</dc:creator>
    <meta:editing-duration>PT6M49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2" meta:word-count="6" meta:character-count="33" meta:non-whitespace-character-count="29"/>
  </office:meta>
</office:document-meta>
</file>